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Re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en 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Moteurs</text:p>
          </table:table-cell>
          <table:table-cell table:style-name="ce1" office:value-type="string" calcext:value-type="string">
            <text:p>MX-64T</text:p>
          </table:table-cell>
          <table:table-cell/>
          <table:table-cell office:value-type="string" calcext:value-type="string">
            <text:p><text:a xlink:href="http://www.francerobotique.com/dynamixel-série-mx/10-dynamixel-mx-64t.html?search_query=MX&amp;results=68" xlink:type="simple">http://www.francerobotique.com/dynamixel-s%C3%A9rie-mx/10-dynamixel-mx-64t.html?search_query=MX&amp;results=68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MX-28T</text:p>
          </table:table-cell>
          <table:table-cell/>
          <table:table-cell office:value-type="string" calcext:value-type="string">
            <text:p><text:a xlink:href="http://www.francerobotique.com/dynamixel-série-mx/7-dynamixel-mx-28t.html?search_query=MX&amp;results=68" xlink:type="simple">http://www.francerobotique.com/dynamixel-s%C3%A9rie-mx/7-dynamixel-mx-28t.html?search_query=MX&amp;results=68</text:a>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âbles</text:p>
          </table:table-cell>
          <table:table-cell/>
          <table:table-cell office:value-type="string" calcext:value-type="string">
            <text:p>10 Câbles 3P 140mm</text:p>
          </table:table-cell>
          <table:table-cell office:value-type="string" calcext:value-type="string">
            <text:p><text:a xlink:href="http://www.francerobotique.com/connectiques/84-10-câbles-3p-140mm.html" xlink:type="simple">http://www.francerobotique.com/connectiques/84-10-c%C3%A2bles-3p-140mm.html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10 Câbles 3P 200mm</text:p>
          </table:table-cell>
          <table:table-cell office:value-type="string" calcext:value-type="string">
            <text:p><text:a xlink:href="http://www.francerobotique.com/connectiques/86-10-câbles-3p-200mm.html" xlink:type="simple">http://www.francerobotique.com/connectiques/86-10-c%C3%A2bles-3p-200mm.html</text:a>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3">
            <text:p>Meca</text:p>
          </table:table-cell>
          <table:table-cell/>
          <table:table-cell office:value-type="string" calcext:value-type="string">
            <text:p>Alu</text:p>
          </table:table-cell>
          <table:table-cell table:style-name="ce2"/>
        </table:table-row>
        <table:table-row table:style-name="ro1">
          <table:covered-table-cell/>
          <table:table-cell/>
          <table:table-cell office:value-type="string" calcext:value-type="string">
            <text:p>Jauges 1</text:p>
          </table:table-cell>
          <table:table-cell office:value-type="string" calcext:value-type="string">
            <text:p><text:a xlink:href="http://www.ebay.fr/itm/4-pcs-40-kg-weight-sensor-micro-bridge-sensor-weighing-platform-sensor-/201490540043?hash=item2ee9c5a60b:g:jn0AAOSwiLdWCVKH" xlink:type="simple">http://www.ebay.fr/itm/4-pcs-40-kg-weight-sensor-micro-bridge-sensor-weighing-platform-sensor-/201490540043?hash=item2ee9c5a60b:g:jn0AAOSwiLdWCVKH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auges 2</text:p>
          </table:table-cell>
          <table:table-cell office:value-type="string" calcext:value-type="string">
            <text:p><text:a xlink:href="http://www.ebay.fr/itm/40kg-Aluminium-Alloy-Portable-Rectangle-Kitchen-Scale-Weighing-Sensor-Load-Cell-/121846050863?hash=item1c5e97302f:g:RA0AAOSwCQNWeLdF" xlink:type="simple">http://www.ebay.fr/itm/40kg-Aluminium-Alloy-Portable-Rectangle-Kitchen-Scale-Weighing-Sensor-Load-Cell-/121846050863?hash=item1c5e97302f:g:RA0AAOSwCQNWeLdF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oulement à aiguilles MX28 (pour yaw cou)</text:p>
          </table:table-cell>
          <table:table-cell office:value-type="string" calcext:value-type="string">
            <text:p><text:a xlink:href="http://www.robotis.fr/palonniers-roulements/57-kit-hn07-t1.html" xlink:type="simple">http://www.robotis.fr/palonniers-roulements/57-kit-hn07-t1.html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oulement à aiguilles MX64</text:p>
          </table:table-cell>
          <table:table-cell office:value-type="string" calcext:value-type="string">
            <text:p><text:a xlink:href="http://www.robotis.fr/palonniers-roulements/55-kit-hn05-t1.html" xlink:type="simple">http://www.robotis.fr/palonniers-roulements/55-kit-hn05-t1.html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HN07-I101</text:p>
          </table:table-cell>
          <table:table-cell office:value-type="string" calcext:value-type="string">
            <text:p>Roulement contre axe 28 (pas besoin en fait)</text:p>
          </table:table-cell>
          <table:table-cell office:value-type="string" calcext:value-type="string">
            <text:p><text:a xlink:href="http://www.francerobotique.com/accessoires/125-sachet-hn07-i101.html?search_query=HN07-I101&amp;results=5" xlink:type="simple">http://www.francerobotique.com/accessoires/125-sachet-hn07-i101.html?search_query=HN07-I101&amp;results=5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HN05-I101</text:p>
          </table:table-cell>
          <table:table-cell office:value-type="string" calcext:value-type="string">
            <text:p>Roulement contre axe 64 ou 106</text:p>
          </table:table-cell>
          <table:table-cell office:value-type="string" calcext:value-type="string">
            <text:p><text:a xlink:href="http://www.francerobotique.com/accessoires/131-sachet-hn05-i101.html?search_query=HN05-I101&amp;results=6" xlink:type="simple">http://www.francerobotique.com/accessoires/131-sachet-hn05-i101.html?search_query=HN05-I101&amp;results=6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FR07-S101K</text:p>
          </table:table-cell>
          <table:table-cell office:value-type="string" calcext:value-type="string">
            <text:p>Cou * 2 + epaules * 4</text:p>
          </table:table-cell>
          <table:table-cell office:value-type="string" calcext:value-type="string">
            <text:p><text:a xlink:href="http://www.francerobotique.com/accessoires/160-sachet-fr07-s101k.html?search_query=FR07-S101K&amp;results=2" xlink:type="simple">http://www.francerobotique.com/accessoires/160-sachet-fr07-s101k.html?search_query=FR07-S101K&amp;results=2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FR07-B101K</text:p>
          </table:table-cell>
          <table:table-cell office:value-type="string" calcext:value-type="string">
            <text:p>Base cou</text:p>
          </table:table-cell>
          <table:table-cell office:value-type="string" calcext:value-type="string">
            <text:p><text:a xlink:href="http://www.francerobotique.com/accessoires/156-sachet-fr07-b101k.html?search_query=FR07-B101K&amp;results=1" xlink:type="simple">http://www.francerobotique.com/accessoires/156-sachet-fr07-b101k.html?search_query=FR07-B101K&amp;results=1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FR07-H101K</text:p>
          </table:table-cell>
          <table:table-cell office:value-type="string" calcext:value-type="string">
            <text:p>U coudes x2 épaules x2 cou x1</text:p>
          </table:table-cell>
          <table:table-cell office:value-type="string" calcext:value-type="string">
            <text:p><text:a xlink:href="http://www.francerobotique.com/accessoires/159-sachet-fr07-h101k.html?search_query=FR07-H101K&amp;results=1" xlink:type="simple">http://www.francerobotique.com/accessoires/159-sachet-fr07-h101k.html?search_query=FR07-H101K&amp;results=1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FR05-B101K</text:p>
          </table:table-cell>
          <table:table-cell office:value-type="string" calcext:value-type="string">
            <text:p>double articulation * 4 + 2 * hip_yaw</text:p>
          </table:table-cell>
          <table:table-cell office:value-type="string" calcext:value-type="string">
            <text:p><text:a xlink:href="http://www.francerobotique.com/accessoires/149-sachet-fr05-b101k.html?search_query=FR05-B101K&amp;results=1" xlink:type="simple">http://www.francerobotique.com/accessoires/149-sachet-fr05-b101k.html?search_query=FR05-B101K&amp;results=1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FR05-S101K</text:p>
          </table:table-cell>
          <table:table-cell office:value-type="string" calcext:value-type="string">
            <text:p>double articulations * 4 + 2 * genoux</text:p>
          </table:table-cell>
          <table:table-cell office:value-type="string" calcext:value-type="string">
            <text:p><text:a xlink:href="http://www.francerobotique.com/accessoires/154-sachet-fr05-s101k.html?search_query=FR05-S101K&amp;results=2" xlink:type="simple">http://www.francerobotique.com/accessoires/154-sachet-fr05-s101k.html?search_query=FR05-S101K&amp;results=2</text:a>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FR05-F101K</text:p>
          </table:table-cell>
          <table:table-cell office:value-type="string" calcext:value-type="string">
            <text:p>Pour double articulation</text:p>
          </table:table-cell>
          <table:table-cell office:value-type="string" calcext:value-type="string">
            <text:p><text:a xlink:href="http://www.francerobotique.com/accessoires/150-sachet-fr05-f101k.html?search_query=FR05-F101K&amp;results=1" xlink:type="simple">http://www.francerobotique.com/accessoires/150-sachet-fr05-f101k.html?search_query=FR05-F101K&amp;results=1</text:a>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Vision</text:p>
          </table:table-cell>
          <table:table-cell/>
          <table:table-cell office:value-type="string" calcext:value-type="string">
            <text:p>Camera</text:p>
          </table:table-cell>
          <table:table-cell office:value-type="string" calcext:value-type="string">
            <text:p><text:a xlink:href="https://www.e-consystems.com/industrial-digital-camera.asp" xlink:type="simple">https://www.e-consystems.com/industrial-digital-camera.asp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Adaptateur</text:p>
          </table:table-cell>
          <table:table-cell office:value-type="string" calcext:value-type="string">
            <text:p><text:a xlink:href="http://www.edmundoptics.fr/imaging-lenses/imaging-lens-accessories/micro-video-imaging-lens-accessories/59241/" xlink:type="simple">http://www.edmundoptics.fr/imaging-lenses/imaging-lens-accessories/micro-video-imaging-lens-accessories/59241/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Lentille</text:p>
          </table:table-cell>
          <table:table-cell office:value-type="string" calcext:value-type="string">
            <text:p><text:a xlink:href="http://www.edmundoptics.fr/imaging-lenses/micro-video-lenses/infinite-conjugate-micro-video-imaging-lenses/66885/" xlink:type="simple">http://www.edmundoptics.fr/imaging-lenses/micro-video-lenses/infinite-conjugate-micro-video-imaging-lenses/66885/</text:a>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PC</text:p>
          </table:table-cell>
          <table:table-cell table:style-name="ce1" office:value-type="string" calcext:value-type="string">
            <text:p>fitlet-iA10 Barebone</text:p>
          </table:table-cell>
          <table:table-cell office:value-type="string" calcext:value-type="string">
            <text:p>Fitlet</text:p>
          </table:table-cell>
          <table:table-cell office:value-type="string" calcext:value-type="string">
            <text:p><text:a xlink:href="http://www.fit-pc.com/web/purchasing/order-fitlet/" xlink:type="simple">http://www.fit-pc.com/web/purchasing/order-fitlet/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SD</text:p>
          </table:table-cell>
          <table:table-cell office:value-type="string" calcext:value-type="string">
            <text:p><text:a xlink:href="http://www.ldlc.com/fiche/PB00200471.html" xlink:type="simple">http://www.ldlc.com/fiche/PB00200471.html</text:a>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AM</text:p>
          </table:table-cell>
          <table:table-cell office:value-type="string" calcext:value-type="string">
            <text:p><text:a xlink:href="http://www.ldlc.com/fiche/PB00153730.html" xlink:type="simple">http://www.ldlc.com/fiche/PB00153730.html</text:a>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isc</text:p>
          </table:table-cell>
          <table:table-cell/>
          <table:table-cell office:value-type="string" calcext:value-type="string">
            <text:p>Gaines</text:p>
          </table:table-cell>
          <table:table-cell table:style-name="ce2"/>
        </table:table-row>
        <table:table-row table:style-name="ro1">
          <table:covered-table-cell/>
          <table:table-cell/>
          <table:table-cell office:value-type="string" calcext:value-type="string">
            <text:p>Colliers</text:p>
          </table:table-cell>
          <table:table-cell table:style-name="ce2"/>
        </table:table-row>
        <table:table-row table:style-name="ro1">
          <table:covered-table-cell/>
          <table:table-cell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6:00:32.645197809</meta:creation-date>
    <dc:date>2016-10-20T16:03:11.768143533</dc:date>
    <meta:editing-duration>PT2M39S</meta:editing-duration>
    <meta:editing-cycles>2</meta:editing-cycles>
    <meta:generator>LibreOffice/5.0.5.2$Linux_X86_64 LibreOffice_project/00m0$Build-2</meta:generator>
    <meta:document-statistic meta:table-count="1" meta:cell-count="66" meta:object-count="0"/>
  </office:meta>
</office:document-meta>
</file>